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📦 Ubica-Pin — Changelog</text:h>
      <text:h text:style-name="Heading_20_2" text:outline-level="2">v0.9.1</text:h>
      <text:p text:style-name="Text_20_body">Correcciones menores de comportamiento en la creación de ubicaciones.</text:p>
      <text:h text:style-name="Heading_20_3" text:outline-level="3">Fixed</text:h>
      <text:list text:style-name="L1">
        <text:list-item>
          <text:p text:style-name="P1">Corregido un error donde el campo <text:span text:style-name="Strong_20_Emphasis">“Descripción del lugar”</text:span> no se limpiaba después de guardar una nueva ubicación.</text:p>
        </text:list-item>
        <text:list-item>
          <text:p text:style-name="P1">Ahora el estado <text:span text:style-name="Source_20_Text">description</text:span> se reinicia correctamente tras crear una entrada.</text:p>
        </text:list-item>
        <text:list-item>
          <text:p text:style-name="P1">Mejora del flujo de creación para evitar que el texto anterior se reutilice accidentalmente.</text:p>
        </text:list-item>
      </text:list>
      <text:h text:style-name="Heading_20_3" text:outline-level="3">Improved</text:h>
      <text:list text:style-name="L2">
        <text:list-item>
          <text:p text:style-name="P2">Experiencia de usuario más clara al añadir múltiples ubicaciones consecutivas.</text:p>
        </text:list-item>
      </text:list>
      <text:p text:style-name="Horizontal_20_Line"/>
      <text:h text:style-name="Heading_20_1" text:outline-level="1">📜 Historial actualizado</text:h>
      <text:section text:style-name="Sect1" text:name="code-block-viewer">
        <text:p text:style-name="P3">v0.9.1</text:p>
        <text:p text:style-name="Preformatted_20_Text">- fix: limpiar campo descripción al guardar nueva ubicación</text:p>
        <text:p text:style-name="Preformatted_20_Text">v0.9.0</text:p>
        <text:p text:style-name="Preformatted_20_Text">- exportar ubicaciones JSON</text:p>
        <text:p text:style-name="Preformatted_20_Text">- importar ubicaciones JSON</text:p>
        <text:p text:style-name="Preformatted_20_Text">- menú Settings modular (SettingsMenu.js)</text:p>
        <text:p text:style-name="Preformatted_20_Text">- botón ⚙️ movido a esquina superior derecha</text:p>
        <text:p text:style-name="Preformatted_20_Text">v0.8.1</text:p>
        <text:p text:style-name="Preformatted_20_Text">- mejoras modo local / sincronización</text:p>
        <text:p text:style-name="Preformatted_20_Text">v0.8.0</text:p>
        <text:p text:style-name="Preformatted_20_Text">- compartir ubicaciones</text:p>
        <text:p text:style-name="Preformatted_20_Text">- mejoras visuales</text:p>
        <text:p text:style-name="Preformatted_20_Text">v0.7.0</text:p>
        <text:p text:style-name="Preformatted_20_Text">- sincronización Firebase inicial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gap</meta:initial-creator>
    <meta:creation-date>2026-03-14T12:27:29.866224000</meta:creation-date>
    <dc:date>2026-03-14T12:27:38.105829400</dc:date>
    <dc:creator>Egap</dc:creator>
    <meta:editing-duration>PT8S</meta:editing-duration>
    <meta:editing-cycles>1</meta:editing-cycles>
    <meta:document-statistic meta:table-count="0" meta:image-count="0" meta:object-count="0" meta:page-count="1" meta:paragraph-count="24" meta:word-count="126" meta:character-count="835" meta:non-whitespace-character-count="736"/>
    <meta:generator>LibreOffice/25.8.5.2$Windows_X86_64 LibreOffice_project/9c8b85f387cc00a89945a79c9e6239f32e450ac2</meta:generator>
  </office:meta>
</office:document-meta>
</file>